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s Valid Target</text:p>
      <text:p text:style-name="Standard">When the player or the engine considers possible targets, each possible target is searched for special abilities with a script named IsValidTarget. If any script returns a value containing 'Y' then we stop running scripts and consider the target valid. If any script returns a value containing 'N' we stop running scripts and skip over this combatant as a possible target. If no script returns any such values then the target is considered valid by default.</text:p>
      <text:p text:style-name="Heading">Hook Parameters</text:p>
      <text:p text:style-name="Standard"/>
      <text:list xml:id="list30127079" text:style-name="L2">
        <text:list-item>
          <text:p text:style-name="P3">Parameter[5] = X coordinate of target</text:p>
        </text:list-item>
        <text:list-item>
          <text:p text:style-name="P3">Parameter[6] = Y Coordinate of target</text:p>
        </text:list-item>
      </text:list>
      <text:p text:style-name="Heading">Context</text:p>
      <text:p text:style-name="Standard"/>
      <text:list xml:id="list30138407" text:style-name="L1">
        <text:list-item>
          <text:p text:style-name="P2">Combatant - the target combatant</text:p>
        </text:list-item>
        <text:list-item>
          <text:p text:style-name="P2">target - the target combatant</text:p>
        </text:list-item>
        <text:list-item>
          <text:p text:style-name="P2">attacker - the attacking combatant</text:p>
        </text:list-item>
        <text:list-item>
          <text:p text:style-name="P2">spell - if a spell is being cas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10:01:05.22</meta:creation-date>
    <meta:generator>OpenOffice.org/3.2$Win32 OpenOffice.org_project/320m12$Build-9483</meta:generator>
    <meta:document-statistic meta:table-count="0" meta:image-count="0" meta:object-count="0" meta:page-count="1" meta:paragraph-count="10" meta:word-count="117" meta:character-count="695"/>
    <dc:date>2010-05-26T10:02:15.31</dc:date>
    <dc:creator>Paul Stevens</dc:creator>
    <meta:editing-duration>PT00H01M10S</meta:editing-duration>
    <meta:editing-cycles>1</meta:editing-cycles>
  </office:meta>
</office:document-meta>
</file>